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092535421" calcext:value-type="float">
            <text:p>0.092535421</text:p>
          </table:table-cell>
        </table:table-row>
        <table:table-row table:style-name="ro1">
          <table:table-cell office:value-type="float" office:value="0.094314118" calcext:value-type="float">
            <text:p>0.094314118</text:p>
          </table:table-cell>
        </table:table-row>
        <table:table-row table:style-name="ro1">
          <table:table-cell office:value-type="float" office:value="0.094020843" calcext:value-type="float">
            <text:p>0.094020843</text:p>
          </table:table-cell>
        </table:table-row>
        <table:table-row table:style-name="ro1">
          <table:table-cell office:value-type="float" office:value="0.093407583" calcext:value-type="float">
            <text:p>0.093407583</text:p>
          </table:table-cell>
        </table:table-row>
        <table:table-row table:style-name="ro1">
          <table:table-cell office:value-type="float" office:value="0.094180369" calcext:value-type="float">
            <text:p>0.094180369</text:p>
          </table:table-cell>
        </table:table-row>
        <table:table-row table:style-name="ro1">
          <table:table-cell office:value-type="float" office:value="0.093156315" calcext:value-type="float">
            <text:p>0.093156315</text:p>
          </table:table-cell>
        </table:table-row>
        <table:table-row table:style-name="ro1">
          <table:table-cell office:value-type="float" office:value="0.092726636" calcext:value-type="float">
            <text:p>0.092726636</text:p>
          </table:table-cell>
        </table:table-row>
        <table:table-row table:style-name="ro1">
          <table:table-cell office:value-type="float" office:value="0.09343077" calcext:value-type="float">
            <text:p>0.09343077</text:p>
          </table:table-cell>
        </table:table-row>
        <table:table-row table:style-name="ro1">
          <table:table-cell office:value-type="float" office:value="0.093732" calcext:value-type="float">
            <text:p>0.093732</text:p>
          </table:table-cell>
        </table:table-row>
        <table:table-row table:style-name="ro1">
          <table:table-cell office:value-type="float" office:value="0.094426886" calcext:value-type="float">
            <text:p>0.094426886</text:p>
          </table:table-cell>
        </table:table-row>
        <table:table-row table:style-name="ro1">
          <table:table-cell office:value-type="string" calcext:value-type="string">
            <text:p>Mean= 0.093593094 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5:50:33.743423536</meta:creation-date>
    <dc:date>2020-01-04T15:56:01.740241437</dc:date>
    <meta:editing-duration>PT5M28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